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7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23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gradient" draw:fill-gradient-name="Gradient_20_1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gradient" draw:fill-gradient-name="Gradient_20_16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</style:style>
    <style:style style:name="gr13" style:family="graphic" style:parent-style-name="standard">
      <style:graphic-properties draw:stroke="none" draw:fill="gradient" draw:fill-gradient-name="Gradient_20_15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5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3cm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pr1" style:family="presentation" style:parent-style-name="lyt-darkblue-notes">
      <style:graphic-properties draw:fill-color="#ffffff" draw:auto-grow-height="true" fo:min-height="11.409cm"/>
    </style:style>
    <style:style style:name="P1" style:family="paragraph">
      <style:text-properties fo:font-family="'Adobe Gothic Std'" style:font-family-generic="swiss" style:font-pitch="variable" fo:font-size="72pt" style:font-size-asian="72pt" style:font-size-complex="72pt"/>
    </style:style>
    <style:style style:name="P2" style:family="paragraph">
      <style:text-properties fo:font-family="'Adobe Gothic Std'" style:font-style-name="B" style:font-family-generic="swiss" style:font-pitch="variable" fo:font-size="24pt" fo:font-weight="bold" style:font-size-asian="18pt" style:font-size-complex="18pt"/>
    </style:style>
    <style:style style:name="P3" style:family="paragraph">
      <style:text-properties fo:font-family="'Adobe Gothic Std'" style:font-family-generic="swiss" style:font-pitch="variable" fo:font-size="40pt" style:font-size-asian="40pt" style:font-size-complex="40pt"/>
    </style:style>
    <style:style style:name="P4" style:family="paragraph"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color="#000000" fo:font-family="'Adobe Gothic Std'" style:font-family-generic="swiss" style:font-pitch="variable"/>
    </style:style>
    <style:style style:name="P8" style:family="paragraph">
      <style:paragraph-properties fo:text-align="center"/>
      <style:text-properties fo:color="#000000" fo:font-family="'Adobe Gothic Std'" style:font-family-generic="swiss" style:font-pitch="variable" fo:font-size="28pt" style:font-size-asian="28pt" style:font-size-complex="28pt"/>
    </style:style>
    <style:style style:name="P9" style:family="paragraph">
      <style:paragraph-properties fo:text-align="center"/>
      <style:text-properties fo:color="#000000" fo:font-family="'Adobe Gothic Std'" style:font-family-generic="swiss" style:font-pitch="variable" fo:font-size="18pt"/>
    </style:style>
    <style:style style:name="P10" style:family="paragraph">
      <style:paragraph-properties fo:text-align="center"/>
      <style:text-properties fo:color="#000000" fo:font-family="'Adobe Gothic Std'" style:font-family-generic="swiss" style:font-pitch="variable" fo:font-size="14pt" style:font-size-asian="14pt" style:font-size-complex="14pt"/>
    </style:style>
    <style:style style:name="T1" style:family="text">
      <style:text-properties fo:font-family="'Adobe Gothic Std'" style:font-family-generic="swiss" style:font-pitch="variable"/>
    </style:style>
    <style:style style:name="T2" style:family="text">
      <style:text-properties fo:font-family="'Adobe Gothic Std'" style:font-family-generic="swiss" style:font-pitch="variable" fo:font-size="28pt" style:font-size-asian="28pt" style:font-size-complex="28pt"/>
    </style:style>
    <style:style style:name="T3" style:family="text">
      <style:text-properties fo:font-family="'Adobe Gothic Std'" style:font-family-generic="swiss" style:font-pitch="variable" fo:font-size="18pt"/>
    </style:style>
    <style:style style:name="T4" style:family="text">
      <style:text-properties fo:font-family="'Adobe Gothic Std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draw:style-name="gr1" draw:text-style-name="P1" draw:layer="layout" svg:width="18.481cm" svg:height="2.8cm" svg:x="3.119cm" svg:y="4.4cm">
          <draw:text-box>
            <text:p text:style-name="P1">tEXT-iNSERTEr</text:p>
          </draw:text-box>
        </draw:frame>
        <draw:frame draw:style-name="gr2" draw:text-style-name="P2" draw:layer="layout" svg:width="20.5cm" svg:height="1.3cm" svg:x="1.693cm" svg:y="17.607cm">
          <draw:text-box>
            <text:p text:style-name="P2">Github : https://github.com/lilca/tEXT-iNSERTEr</text:p>
          </draw:text-box>
        </draw:frame>
        <draw:frame draw:style-name="gr3" draw:text-style-name="P2" draw:layer="layout" svg:width="20.5cm" svg:height="1.2cm" svg:x="1.7cm" svg:y="16.3cm">
          <draw:text-box>
            <text:p text:style-name="P2">Masayuki Ise</text:p>
          </draw:text-box>
        </draw:frame>
        <draw:frame draw:style-name="gr4" draw:text-style-name="P3" draw:layer="layout" svg:width="18.6cm" svg:height="5.437cm" svg:x="7cm" svg:y="7.773cm">
          <draw:text-box>
            <text:p text:style-name="P3">〜 is the tools for inserting the reference files at various format 〜</text:p>
          </draw:text-box>
        </draw:frame>
        <presentation:notes draw:style-name="dp2">
          <draw:page-thumbnail draw:style-name="gr5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>
        <office:forms form:automatic-focus="false" form:apply-design-mode="false"/>
        <draw:frame draw:style-name="gr6" draw:text-style-name="P1" draw:layer="layout" svg:width="18.481cm" svg:height="3.373cm" svg:x="3.119cm" svg:y="4.227cm">
          <draw:text-box>
            <text:p text:style-name="P1">tEXT-iNSERTEr</text:p>
          </draw:text-box>
        </draw:frame>
        <draw:frame draw:style-name="gr2" draw:text-style-name="P2" draw:layer="layout" svg:width="20.5cm" svg:height="1.3cm" svg:x="1.693cm" svg:y="17.607cm">
          <draw:text-box>
            <text:p text:style-name="P2">Github : https://github.com/lilca/tEXT-iNSERTEr</text:p>
          </draw:text-box>
        </draw:frame>
        <draw:frame draw:style-name="gr3" draw:text-style-name="P2" draw:layer="layout" svg:width="20.5cm" svg:height="1.2cm" svg:x="1.7cm" svg:y="16.3cm">
          <draw:text-box>
            <text:p text:style-name="P2">Masayuki Ise</text:p>
          </draw:text-box>
        </draw:frame>
        <draw:frame draw:style-name="gr4" draw:text-style-name="P3" draw:layer="layout" svg:width="18.6cm" svg:height="4.027cm" svg:x="7cm" svg:y="7.773cm">
          <draw:text-box>
            <text:p text:style-name="P3">〜 is the tools for inserting the reference files 〜</text:p>
          </draw:text-box>
        </draw:frame>
        <presentation:notes draw:style-name="dp2">
          <draw:page-thumbnail draw:style-name="gr5" draw:layer="layout" svg:width="13.705cm" svg:height="10.279cm" svg:x="3.647cm" svg:y="2.853cm" draw:page-number="2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0">
        <draw:custom-shape draw:style-name="gr7" draw:text-style-name="P5" draw:layer="layout" svg:width="26.6cm" svg:height="11.6cm" svg:x="0.7cm" svg:y="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1" draw:id="id1" draw:layer="layout" svg:width="9cm" svg:height="3.2cm" svg:x="1.3cm" svg:y="11.2cm">
          <text:p text:style-name="P6"><text:span text:style-name="T1">test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4" draw:id="id4" draw:layer="layout" svg:width="9cm" svg:height="3.2cm" svg:x="9.5cm" svg:y="5.5cm">
          <text:p text:style-name="P6"><text:span text:style-name="T1">test_sub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3" draw:id="id3" draw:layer="layout" svg:width="9cm" svg:height="3.2cm" svg:x="17.7cm" svg:y="11.2cm">
          <text:p text:style-name="P6"><text:span text:style-name="T1">test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2" draw:id="id2" draw:layer="layout" svg:width="5.4cm" svg:height="2.2cm" svg:x="11.3cm" svg:y="11.7cm">
          <text:p text:style-name="P6"><text:span text:style-name="T2">t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10.3cm" svg:y1="12.8cm" svg:x2="11.3cm" svg:y2="12.8cm" draw:start-shape="id1" draw:start-glue-point="1" draw:end-shape="id2" draw:end-glue-point="6" svg:d="M10300 12800h1000">
          <text:p/>
        </draw:connector>
        <draw:connector draw:style-name="gr11" draw:text-style-name="P6" draw:layer="layout" svg:x1="16.7cm" svg:y1="12.8cm" svg:x2="17.7cm" svg:y2="12.8cm" draw:start-shape="id2" draw:start-glue-point="10" draw:end-shape="id3" draw:end-glue-point="3" svg:d="M16700 12800h1000">
          <text:p/>
        </draw:connector>
        <draw:connector draw:style-name="gr11" draw:text-style-name="P6" draw:layer="layout" svg:x1="14cm" svg:y1="8.7cm" svg:x2="14cm" svg:y2="11.7cm" draw:start-shape="id4" draw:start-glue-point="2" draw:end-shape="id2" draw:end-glue-point="4" svg:d="M14000 8700v3000">
          <text:p/>
        </draw:connector>
        <draw:frame draw:style-name="gr12" draw:text-style-name="P7" draw:layer="layout" svg:width="4.4cm" svg:height="1.4cm" svg:x="13.5cm" svg:y="9.3cm">
          <draw:text-box>
            <text:p text:style-name="P6"><text:span text:style-name="T1">Reference</text:span></text:p>
          </draw:text-box>
        </draw:frame>
        <draw:frame draw:style-name="gr12" draw:text-style-name="P7" draw:layer="layout" svg:width="4.4cm" svg:height="1.4cm" svg:x="9.1cm" svg:y="13.5cm">
          <draw:text-box>
            <text:p text:style-name="P6"><text:span text:style-name="T1">Input</text:span></text:p>
          </draw:text-box>
        </draw:frame>
        <draw:frame draw:style-name="gr12" draw:text-style-name="P7" draw:layer="layout" svg:width="4.4cm" svg:height="1.4cm" svg:x="14.4cm" svg:y="13.5cm">
          <draw:text-box>
            <text:p text:style-name="P6"><text:span text:style-name="T1">Output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3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draw:custom-shape draw:style-name="gr7" draw:text-style-name="P5" draw:layer="layout" svg:width="26.6cm" svg:height="11.6cm" svg:x="0.7cm" svg:y="4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5" draw:id="id5" draw:layer="layout" svg:width="9cm" svg:height="3.2cm" svg:x="1.3cm" svg:y="6.7cm">
          <text:p text:style-name="P6"><text:span text:style-name="T1">test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10.3cm" svg:y1="8.3cm" svg:x2="11.6cm" svg:y2="10.2cm" draw:start-shape="id5" draw:start-glue-point="1" draw:end-shape="id6" draw:end-glue-point="6" svg:d="M10300 8300h650v1900h650">
          <text:p/>
        </draw:connector>
        <draw:frame draw:style-name="gr12" draw:text-style-name="P7" draw:layer="layout" svg:width="4.4cm" svg:height="1.4cm" svg:x="9.7cm" svg:y="11.1cm">
          <draw:text-box>
            <text:p text:style-name="P6"><text:span text:style-name="T1">Parse</text:span></text:p>
          </draw:text-box>
        </draw:frame>
        <draw:frame draw:style-name="gr12" draw:text-style-name="P7" draw:layer="layout" svg:width="4.4cm" svg:height="1.4cm" svg:x="14.6cm" svg:y="11.1cm">
          <draw:text-box>
            <text:p text:style-name="P6"><text:span text:style-name="T1">Output</text:span></text:p>
          </draw:text-box>
        </draw:frame>
        <draw:custom-shape draw:style-name="gr10" draw:text-style-name="P8" xml:id="id6" draw:id="id6" draw:layer="layout" svg:width="5.4cm" svg:height="2.2cm" svg:x="11.6cm" svg:y="9.1cm">
          <text:p text:style-name="P6"><text:span text:style-name="T2">tir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7" draw:id="id7" draw:layer="layout" svg:width="9cm" svg:height="3.2cm" svg:x="1.3cm" svg:y="10.5cm">
          <text:p text:style-name="P6"><text:span text:style-name="T1">sub/sub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xml:id="id8" draw:id="id8" draw:layer="layout" svg:width="9cm" svg:height="3.2cm" svg:x="17.9cm" svg:y="8.6cm">
          <text:p text:style-name="P6"><text:span text:style-name="T1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10.3cm" svg:y1="12.1cm" svg:x2="11.6cm" svg:y2="10.2cm" draw:start-shape="id7" draw:start-glue-point="1" draw:end-shape="id6" draw:end-glue-point="6" svg:d="M10300 12100h650v-1900h650">
          <text:p/>
        </draw:connector>
        <draw:connector draw:style-name="gr11" draw:text-style-name="P6" draw:layer="layout" svg:x1="17cm" svg:y1="10.2cm" svg:x2="17.9cm" svg:y2="10.2cm" draw:start-shape="id6" draw:start-glue-point="10" draw:end-shape="id8" draw:end-glue-point="3" svg:d="M17000 10200h900">
          <text:p/>
        </draw:connector>
        <presentation:notes draw:style-name="dp2">
          <draw:page-thumbnail draw:style-name="gr5" draw:layer="layout" svg:width="13.705cm" svg:height="10.279cm" svg:x="3.647cm" svg:y="2.853cm" draw:page-number="4" presentation:class="page"/>
          <draw:frame presentation:style-name="pr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draw:custom-shape draw:style-name="gr7" draw:text-style-name="P6" draw:layer="layout" svg:width="26.6cm" svg:height="11.6cm" svg:x="0.6cm" svg:y="5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14" draw:id="id14" draw:layer="layout" svg:width="9cm" svg:height="1.8cm" svg:x="17.2cm" svg:y="9.9cm">
          <text:p text:style-name="P6"><text:span text:style-name="T3">test_sub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6" draw:id="id16" draw:layer="layout" svg:width="9cm" svg:height="1.8cm" svg:x="17.4cm" svg:y="14.3cm">
          <text:p text:style-name="P6"><text:span text:style-name="T3">test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10" draw:id="id10" draw:layer="layout" svg:width="5.4cm" svg:height="2.2cm" svg:x="8.6cm" svg:y="7.8cm">
          <text:p text:style-name="P6"><text:span text:style-name="T2">t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draw:layer="layout" svg:width="4.4cm" svg:height="1.3cm" svg:x="10.2cm" svg:y="6.3cm">
          <draw:text-box>
            <text:p text:style-name="P6"><text:span text:style-name="T4">Reference</text:span></text:p>
          </draw:text-box>
        </draw:frame>
        <draw:frame draw:style-name="gr15" draw:text-style-name="P10" draw:layer="layout" svg:width="2.8cm" svg:height="1.093cm" svg:x="14.2cm" svg:y="7.807cm">
          <draw:text-box>
            <text:p text:style-name="P6"><text:span text:style-name="T4">Input</text:span></text:p>
          </draw:text-box>
        </draw:frame>
        <draw:frame draw:style-name="gr16" draw:text-style-name="P10" draw:layer="layout" svg:width="2.8cm" svg:height="1cm" svg:x="13.2cm" svg:y="9.5cm">
          <draw:text-box>
            <text:p text:style-name="P6"><text:span text:style-name="T4">Output</text:span></text:p>
          </draw:text-box>
        </draw:frame>
        <draw:custom-shape draw:style-name="gr9" draw:text-style-name="P9" xml:id="id12" draw:id="id12" draw:layer="layout" svg:width="9cm" svg:height="1.8cm" svg:x="17.2cm" svg:y="5.9cm">
          <text:p text:style-name="P6"><text:span text:style-name="T3">sub/hey.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9" draw:id="id9" draw:layer="layout" svg:width="5.4cm" svg:height="2.2cm" svg:x="1.5cm" svg:y="10.3cm">
          <text:p text:style-name="P6"><text:span text:style-name="T2">m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7" draw:id="id17" draw:layer="layout" svg:width="9cm" svg:height="1.8cm" svg:x="1.2cm" svg:y="5.9cm">
          <text:p text:style-name="P6"><text:span text:style-name="T3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11" draw:id="id11" draw:layer="layout" svg:width="5.4cm" svg:height="2.2cm" svg:x="8.6cm" svg:y="12cm">
          <text:p text:style-name="P6"><text:span text:style-name="T2">ti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13" draw:id="id13" draw:layer="layout" svg:width="9cm" svg:height="1.694cm" svg:x="17.2cm" svg:y="8.006cm">
          <text:p text:style-name="P6"><text:span text:style-name="T3">sub/sub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5" draw:id="id15" draw:layer="layout" svg:width="9cm" svg:height="1.7cm" svg:x="17.3cm" svg:y="12.2cm">
          <text:p text:style-name="P6"><text:span text:style-name="T3">test.html.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6" draw:layer="layout" svg:x1="6.9cm" svg:y1="11.4cm" svg:x2="8.6cm" svg:y2="8.9cm" draw:start-shape="id9" draw:start-glue-point="10" draw:end-shape="id10" draw:end-glue-point="6" svg:d="M6900 11400h850v-2500h850">
          <text:p/>
        </draw:connector>
        <draw:connector draw:style-name="gr11" draw:text-style-name="P6" draw:layer="layout" svg:x1="6.9cm" svg:y1="11.4cm" svg:x2="8.6cm" svg:y2="13.1cm" draw:start-shape="id9" draw:start-glue-point="10" draw:end-shape="id11" draw:end-glue-point="6" svg:d="M6900 11400h850v1700h850">
          <text:p/>
        </draw:connector>
        <draw:connector draw:style-name="gr11" draw:text-style-name="P6" draw:layer="layout" draw:type="line" svg:x1="17.2cm" svg:y1="6.8cm" svg:x2="11.3cm" svg:y2="7.8cm" draw:start-shape="id12" draw:start-glue-point="3" draw:end-shape="id10" draw:end-glue-point="4" svg:d="M17200 6800l-5900 1000">
          <text:p/>
        </draw:connector>
        <draw:connector draw:style-name="gr11" draw:text-style-name="P6" draw:layer="layout" draw:type="line" svg:x1="17.2cm" svg:y1="8.853cm" svg:x2="14cm" svg:y2="8.9cm" draw:start-shape="id13" draw:start-glue-point="3" draw:end-shape="id10" svg:d="M17200 8853l-3200 47">
          <text:p/>
        </draw:connector>
        <draw:connector draw:style-name="gr11" draw:text-style-name="P6" draw:layer="layout" draw:type="line" svg:x1="14cm" svg:y1="8.9cm" svg:x2="17.2cm" svg:y2="10.8cm" draw:start-shape="id10" draw:start-glue-point="10" draw:end-shape="id14" svg:d="M14000 8900l3200 1900">
          <text:p/>
        </draw:connector>
        <draw:connector draw:style-name="gr11" draw:text-style-name="P6" draw:layer="layout" draw:type="line" svg:x1="17.2cm" svg:y1="10.8cm" svg:x2="11.3cm" svg:y2="12cm" draw:start-shape="id14" draw:start-glue-point="3" draw:end-shape="id11" draw:end-glue-point="4" svg:d="M17200 10800l-5900 1200">
          <text:p/>
        </draw:connector>
        <draw:connector draw:style-name="gr11" draw:text-style-name="P6" draw:layer="layout" draw:type="line" svg:x1="17.3cm" svg:y1="13.05cm" svg:x2="14cm" svg:y2="13.1cm" draw:start-shape="id15" draw:start-glue-point="3" draw:end-shape="id11" svg:d="M17300 13050l-3300 50">
          <text:p/>
        </draw:connector>
        <draw:connector draw:style-name="gr11" draw:text-style-name="P6" draw:layer="layout" draw:type="line" svg:x1="14cm" svg:y1="13.1cm" svg:x2="17.4cm" svg:y2="15.2cm" draw:start-shape="id11" draw:end-shape="id16" svg:d="M14000 13100l3400 2100">
          <text:p/>
        </draw:connector>
        <draw:connector draw:style-name="gr11" draw:text-style-name="P6" draw:layer="layout" draw:type="line" svg:x1="5.7cm" svg:y1="7.7cm" svg:x2="4.2cm" svg:y2="10.3cm" draw:start-shape="id17" draw:start-glue-point="2" draw:end-shape="id9" draw:end-glue-point="4" svg:d="M5700 7700l-1500 2600">
          <text:p/>
        </draw:connector>
        <draw:frame draw:style-name="gr14" draw:text-style-name="P10" draw:layer="layout" svg:width="4.4cm" svg:height="1.3cm" svg:x="10.2cm" svg:y="10.5cm">
          <draw:text-box>
            <text:p text:style-name="P6"><text:span text:style-name="T4">Reference</text:span></text:p>
          </draw:text-box>
        </draw:frame>
        <draw:frame draw:style-name="gr15" draw:text-style-name="P10" draw:layer="layout" svg:width="2.8cm" svg:height="1.093cm" svg:x="14.2cm" svg:y="12.108cm">
          <draw:text-box>
            <text:p text:style-name="P6"><text:span text:style-name="T4">Input</text:span></text:p>
          </draw:text-box>
        </draw:frame>
        <draw:frame draw:style-name="gr16" draw:text-style-name="P10" draw:layer="layout" svg:width="2.8cm" svg:height="1cm" svg:x="13.2cm" svg:y="13.8cm">
          <draw:text-box>
            <text:p text:style-name="P6"><text:span text:style-name="T4">Output</text:span></text:p>
          </draw:text-box>
        </draw:frame>
        <draw:frame draw:style-name="gr16" draw:text-style-name="P10" draw:layer="layout" svg:width="4cm" svg:height="1cm" svg:x="1.4cm" svg:y="8.1cm">
          <draw:text-box>
            <text:p text:style-name="P6"><text:span text:style-name="T4">Dependence</text:span></text:p>
          </draw:text-box>
        </draw:frame>
        <draw:frame draw:style-name="gr16" draw:text-style-name="P10" draw:layer="layout" svg:width="4cm" svg:height="1cm" svg:x="6.8cm" svg:y="10.3cm">
          <draw:text-box>
            <text:p text:style-name="P6"><text:span text:style-name="T4">execute</text:span></text:p>
          </draw:text-box>
        </draw:frame>
        <presentation:notes draw:style-name="dp2">
          <draw:page-thumbnail draw:style-name="gr5" draw:layer="layout" svg:width="13.705cm" svg:height="10.279cm" svg:x="3.647cm" svg:y="2.853cm" draw:page-number="5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3" draw:display-name="Gradient 13" draw:style="linear" draw:start-color="#ffffff" draw:end-color="#99ccff" draw:start-intensity="100%" draw:end-intensity="100%" draw:angle="0" draw:border="0%"/>
    <draw:gradient draw:name="Gradient_20_15" draw:display-name="Gradient 15" draw:style="linear" draw:start-color="#ffffff" draw:end-color="#f2a0a1" draw:start-intensity="100%" draw:end-intensity="100%" draw:angle="0" draw:border="0%"/>
    <draw:gradient draw:name="Gradient_20_16" draw:display-name="Gradient 16" draw:style="ellipsoid" draw:cx="50%" draw:cy="50%" draw:start-color="#e6e6e6" draw:end-color="#999999" draw:start-intensity="100%" draw:end-intensity="100%" draw:angle="0" draw:border="0%"/>
    <draw:gradient draw:name="Gradient_20_17" draw:display-name="Gradient 17" draw:style="linear" draw:start-color="#ffffff" draw:end-color="#c8ffc8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32pt" style:language-asian="ja" style:country-asian="JP" style:font-style-asian="normal" style:font-weight-asian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Fett Kursiv" style:font-family-generic-asian="modern" style:font-pitch-asian="fixed" style:font-size-asian="40pt" style:language-asian="ja" style:country-asian="JP" style:font-style-asian="italic" style:font-weight-asian="bold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11T11:41:35</meta:creation-date>
    <meta:editing-duration>PT5H10M14S</meta:editing-duration>
    <meta:editing-cycles>4</meta:editing-cycles>
    <dc:date>2015-03-12T23:40:12</dc:date>
    <meta:generator>OpenOffice/4.1.1$Unix OpenOffice.org_project/411m6$Build-9775</meta:generator>
    <meta:document-statistic meta:object-count="93"/>
  </office:meta>
</office:document-meta>
</file>